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 style:data-style-name="N164">
      <style:table-cell-properties style:text-align-source="fix" style:repeat-content="false"/>
      <style:paragraph-properties fo:text-align="start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price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 is a spreadsheet</text:p>
          </table:table-cell>
          <table:table-cell table:number-columns-repeated="9"/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USD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USDEUR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CHF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CHFEUR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GBP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GBPEUR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3" office:value-type="string" calcext:value-type="string">
            <text:p>EURAU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UDEUR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3" office:value-type="string" calcext:value-type="string">
            <text:p>EUR:AU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UD/EUR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>
            <draw:control table:end-cell-address="Sheet1.E13" table:end-x="6.33mm" table:end-y="4.26mm" draw:z-index="0" draw:text-style-name="P1" svg:width="28.63mm" svg:height="8.51mm" svg:x="0.28mm" svg:y="0.28mm" draw:control="control1"/>
          </table:table-cell>
          <table:table-cell/>
          <table:table-cell table:style-name="ce1"/>
          <table:table-cell table:style-name="ce1">
            <draw:control table:end-cell-address="Sheet1.H13" table:end-x="6.33mm" table:end-y="4.28mm" draw:z-index="1" draw:text-style-name="P1" svg:width="28.47mm" svg:height="8.53mm" svg:x="0.44mm" svg:y="0.28mm" draw:control="control2"/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ce above</text:p>
          </table:table-cell>
          <table:table-cell table:number-columns-repeated="9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21:17:23.16822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7-11-19T21:17:55.670255115</dc:date>
    <dc:creator>nige </dc:creator>
    <meta:editing-duration>PT15M4S</meta:editing-duration>
    <meta:editing-cycles>21</meta:editing-cycles>
    <meta:generator>LibreOffice/5.0.6.2$Linux_X86_64 LibreOffice_project/00m0$Build-2</meta:generator>
    <meta:document-statistic meta:table-count="1" meta:cell-count="58" meta:object-count="2"/>
  </office:meta>
</office:document-meta>
</file>